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7.9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6.107cm" fo:break-before="auto" style:use-optimal-row-height="false"/>
    </style:style>
    <style:style style:name="ro2" style:family="table-row">
      <style:table-row-properties style:row-height="10.557cm" fo:break-before="auto" style:use-optimal-row-height="false"/>
    </style:style>
    <style:style style:name="ro3" style:family="table-row">
      <style:table-row-properties style:row-height="1.28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Kline/Candlestick Streams The Kline/Candlestick Stream push updates to the current klines/candlestick every second.Stream Name: &lt;symbol&gt;@kline_&lt;intervalUpdate Speed: 1000ms for 1s, 2000ms for the other intervals</text:p>
            <text:p/>
            <text:p>Kline/Candlestick chart intervals:</text:p>
            <text:p/>
            <text:p>s-&gt; seconds; m -&gt; minutes; h -&gt; hours; d -&gt; days; w -&gt; weeks; M -&gt; months  Kline/Candlestick Stream каждую секунду обновляет текущий klines/candlestick Stream.</text:p>
            <text:p/>
            <text:p><text:span text:style-name="T1">Название потока: &lt;символ&gt;@kline_&lt;интервал&gt;</text:span></text:p>
            <text:p><text:span text:style-name="T1"/></text:p>
            <text:p><text:span text:style-name="T1">Скорость обновления: 1000 мс для 1 с, 2000 мс для других интервалов</text:span></text:p>
            <text:p><text:span text:style-name="T1"/></text:p>
            <text:p><text:span text:style-name="T1">Интервалы графика Kline/Candlestick:</text:span></text:p>
            <text:p><text:span text:style-name="T1"/></text:p>
            <text:p><text:span text:style-name="T1">с-&gt; секунды; м -&gt; минуты; ч -&gt; часы; д -&gt; дни; ш -&gt; недели; М -&gt; месяцев</text:span>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>
            <text:p>  "e": "kline",     // Event type</text:p>
            <text:p>  "E": 123456789,   // Event time</text:p>
            <text:p>  "s": "BNBBTC",    // Symbol</text:p>
            <text:p>  "k": {</text:p>
            <text:p>    "t": 123400000, // Kline start time</text:p>
            <text:p>    "T": 123460000, // Kline close time</text:p>
            <text:p>    "s": "BNBBTC",  // Symbol</text:p>
            <text:p>    "i": "1m",      // Interval</text:p>
            <text:p>    "f": 100,       // First trade ID</text:p>
            <text:p>    "L": 200,       // Last trade ID</text:p>
            <text:p>    "o": "0.0010",  // Open price</text:p>
            <text:p>    "c": "0.0020",  // Close price</text:p>
            <text:p>    "h": "0.0025",  // High price</text:p>
            <text:p>    "l": "0.0015",  // Low price</text:p>
            <text:p>    "v": "1000",    // Base asset volume</text:p>
            <text:p>    "n": 100,       // Number of trades</text:p>
            <text:p>    "x": false,     // Is this kline closed?</text:p>
            <text:p>    "q": "1.0000",  // Quote asset volume</text:p>
            <text:p>    "V": "500",     // Taker buy base asset volume</text:p>
            <text:p>    "Q": "0.500",   // Taker buy quote asset volume</text:p>
            <text:p>    "B": "123456"   // Ignore</text:p>
          </table:table-cell>
          <table:table-cell table:style-name="ce6" office:value-type="string" calcext:value-type="string">
            <text:p>   "e": "kline", // Тип события</text:p>
            <text:p>   "E": 123456789, // Время события</text:p>
            <text:p>   "s": "BNBBTC", // Символ</text:p>
            <text:p>   "к": {</text:p>
            <text:p>     "t": 123400000, // Время начала Клайна</text:p>
            <text:p>     "T": 123460000, // Время закрытия Клайна</text:p>
            <text:p>     "s": "BNBBTC", // Символ</text:p>
            <text:p>     "i": "1m", // Интервал</text:p>
            <text:p>     "f": 100, // ID первой сделки</text:p>
            <text:p>     "L": 200, // Идентификатор последней сделки</text:p>
            <text:p>     "o": "0.0010", // Цена открытия</text:p>
            <text:p>     "c": "0.0020", // Цена закрытия</text:p>
            <text:p>     "h": "0.0025", // Высокая цена</text:p>
            <text:p>     "l": "0.0015", // Низкая цена</text:p>
            <text:p>     "v": "1000", // Объем базового актива</text:p>
            <text:p>     "n": 100, // Количество сделок</text:p>
            <text:p>     "x": false, // Этот клин закрыт?</text:p>
            <text:p>     "q": "1.0000", // Объем котируемого актива</text:p>
            <text:p>     "V": "500", // объем покупки базового актива тейкером</text:p>
            <text:p>     "Q": "0.500", // Объем актива котировки тейкера на покупку</text:p>
            <text:p>     "B": "123456" // Игнорировать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10">
            <text:p><text:s/>import time &gt;&gt;&gt; sec = time.time() &gt;&gt;&gt; sec # 1587806227.4762378 &gt;&gt;&gt; struct = time.localtime(sec) &gt;&gt;&gt; time.strftime('%d.%m.%Y %H:%M', struct) # '25.04.2020 12:31'</text:p>
          </table:table-cell>
          <table:table-cell table:style-name="ce3" office:value-type="string" calcext:value-type="string" table:number-columns-spanned="1" table:number-rows-spanned="3">
            <text:p>import time time.time() time.time_ns()</text:p>
          </table:table-cell>
        </table:table-row>
        <table:table-row table:style-name="ro4">
          <table:covered-table-cell/>
          <table:covered-table-cell table:style-name="ce4"/>
        </table:table-row>
        <table:table-row table:style-name="ro4">
          <table:covered-table-cell/>
          <table:covered-table-cell table:style-name="ce4"/>
        </table:table-row>
        <table:table-row table:style-name="ro4">
          <table:covered-table-cell/>
          <table:table-cell/>
        </table:table-row>
        <table:table-row table:style-name="ro4">
          <table:covered-table-cell/>
          <table:table-cell/>
        </table:table-row>
        <table:table-row table:style-name="ro4">
          <table:covered-table-cell/>
          <table:table-cell/>
        </table:table-row>
        <table:table-row table:style-name="ro4">
          <table:covered-table-cell/>
          <table:table-cell/>
        </table:table-row>
        <table:table-row table:style-name="ro4">
          <table:covered-table-cell table:style-name="Default"/>
          <table:table-cell/>
        </table:table-row>
        <table:table-row table:style-name="ro4">
          <table:covered-table-cell table:style-name="Default"/>
          <table:table-cell/>
        </table:table-row>
        <table:table-row table:style-name="ro4"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9T17:55:10.760034365</meta:creation-date>
    <meta:print-date>2023-08-09T18:04:41.149684184</meta:print-date>
    <dc:date>2023-08-09T19:02:06.482233594</dc:date>
    <meta:editing-duration>PT6M35S</meta:editing-duration>
    <meta:editing-cycles>1</meta:editing-cycles>
    <meta:document-statistic meta:table-count="1" meta:cell-count="5" meta:object-count="0"/>
    <meta:generator>LibreOffice/6.4.7.2$Linux_X86_64 LibreOffice_project/40$Build-2</meta:generator>
  </office:meta>
</office:document-meta>
</file>